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7d173" officeooo:paragraph-rsid="0007d173"/>
    </style:style>
    <style:style style:name="P4" style:family="paragraph" style:parent-style-name="Text_20_body">
      <style:text-properties officeooo:rsid="000a7e3a" officeooo:paragraph-rsid="000a7e3a"/>
    </style:style>
    <style:style style:name="P5" style:family="paragraph" style:parent-style-name="Text_20_body">
      <style:text-properties officeooo:rsid="000b2b82" officeooo:paragraph-rsid="000b2b82"/>
    </style:style>
    <style:style style:name="P6" style:family="paragraph" style:parent-style-name="Title">
      <style:text-properties officeooo:rsid="00034ebd" officeooo:paragraph-rsid="00034ebd"/>
    </style:style>
    <style:style style:name="P7" style:family="paragraph" style:parent-style-name="Heading_20_3">
      <style:text-properties officeooo:rsid="00034ebd" officeooo:paragraph-rsid="00034ebd"/>
    </style:style>
    <style:style style:name="P8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91bc"/>
    </style:style>
    <style:style style:name="T2" style:family="text">
      <style:text-properties officeooo:rsid="00091616"/>
    </style:style>
    <style:style style:name="T3" style:family="text">
      <style:text-properties officeooo:rsid="000ce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thon for Tool Developers</text:p>
      <text:h text:style-name="P8" text:outline-level="1">Lab 1</text:h>
      <text:h text:style-name="P9" text:outline-level="1">11/11/2016</text:h>
      <text:p text:style-name="P1"/>
      <text:h text:style-name="P7" text:outline-level="3">Lab 1. <text:s/>Basic Python</text:h>
      <text:p text:style-name="P2"><text:s text:c="7"/></text:p>
      <text:p text:style-name="P2"><text:s text:c="6"/><text:span text:style-name="T1">Exercise 1. <text:s/>You will be given a file called AlBBsalaries2003.formatted.csv. <text:s/>Please do the following:</text:span></text:p>
      <text:p text:style-name="P2"/>
      <text:p text:style-name="P3">1. <text:s/>import the 'csv' module from the Python standard library</text:p>
      <text:p text:style-name="P3">2. <text:s/>Read the file using methods from the imported csv module.</text:p>
      <text:p text:style-name="P3">2. <text:s/>Create a dictionary from the data that contains the following key/value pair.</text:p>
      <text:p text:style-name="P3"><text:s text:c="6"/>Key = the Team name</text:p>
      <text:p text:style-name="P3"><text:s text:c="6"/>Value = Aggregated salary value</text:p>
      <text:p text:style-name="P3">3. <text:s/><text:span text:style-name="T2">Allow the user of the program to type in a team name and output the aggregated value.</text:span></text:p>
      <text:p text:style-name="P4">4. <text:s/>How can we re-factor our code to make it,</text:p>
      <text:p text:style-name="P4"><text:s text:c="6"/>A. <text:s/>More idiomatic?</text:p>
      <text:p text:style-name="P4"><text:s text:c="6"/>B. Shorter? </text:p>
      <text:p text:style-name="P4"><text:s text:c="6"/>C. <text:s/>Faster?</text:p>
      <text:p text:style-name="P4"/>
      <text:p text:style-name="P5">Exercise 2. <text:s/>You will be given a file called Eur.pop.X<text:span text:style-name="T3">L</text:span>.csv</text:p>
      <text:p text:style-name="P5">1. <text:s/>Using the file as your data source, create a dictionary that contains the following key/value pair</text:p>
      <text:p text:style-name="P5"><text:s text:c="6"/>Key = Country Name</text:p>
      <text:p text:style-name="P5"><text:s text:c="6"/>Value = Change in population from first year to last year. </text:p>
      <text:p text:style-name="P5">2. <text:s text:c="2"/>Allow the user to query the data. <text:s/>Inputting the country name will return it's change in population.</text:p>
      <text:p text:style-name="P5">3. <text:s/>As with the first exercise, Consider how we can re-factor our code to make it better. 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4:02.334966856</meta:creation-date>
    <meta:editing-duration>PT27M48S</meta:editing-duration>
    <meta:editing-cycles>6</meta:editing-cycles>
    <meta:generator>LibreOffice/4.2.8.2$Linux_X86_64 LibreOffice_project/420m0$Build-2</meta:generator>
    <dc:date>2016-11-12T13:34:18.109802218</dc:date>
    <meta:document-statistic meta:table-count="0" meta:image-count="0" meta:object-count="0" meta:page-count="1" meta:paragraph-count="22" meta:word-count="181" meta:character-count="1080" meta:non-whitespace-character-count="845"/>
  </office:meta>
</office:document-meta>
</file>